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ales/content.xml" manifest:media-type="text/xml"/>
  <manifest:file-entry manifest:full-path="Sales/styles.xml" manifest:media-type="text/xml"/>
  <manifest:file-entry manifest:full-path="Sales/meta.xml" manifest:media-type="text/xml"/>
  <manifest:file-entry manifest:full-path="Sales/" manifest:media-type="application/vnd.oasis.opendocument.chart"/>
  <manifest:file-entry manifest:full-path="settings.xml" manifest:media-type="text/xml"/>
  <manifest:file-entry manifest:full-path="ObjectReplacements/Sales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Helvetic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ster" table:style-name="ta1">
        <office:forms form:automatic-focus="tru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button form:name="Run ORE" form:control-implementation="ooo:com.sun.star.form.component.CommandButton" xml:id="control1" form:id="control1" form:label="Ru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unORE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ORE?language=Basic&amp;location=document" xlink:type="simple"/>
              </office:event-listeners>
            </form:button>
            <form:button form:name="Select" form:control-implementation="ooo:com.sun.star.form.component.CommandButton" xml:id="control3" form:id="control3" form:label="Selec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ileName?language=Basic&amp;location=document" xlink:type="simple"/>
              </office:event-listeners>
            </form:button>
            <form:button form:name="View" form:control-implementation="ooo:com.sun.star.form.component.CommandButton" xml:id="control4" form:id="control4" form:label="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ViewORE?language=Basic&amp;location=document" xlink:type="simple"/>
              </office:event-listeners>
            </form:button>
            <form:button form:name="LoadPortfolio" form:control-implementation="ooo:com.sun.star.form.component.CommandButton" xml:id="control5" form:id="control5" form:label="Loa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Portfolio?language=Basic&amp;location=document" xlink:type="simple"/>
              </office:event-listeners>
            </form:button>
            <form:button form:name="SavePortfolio" form:control-implementation="ooo:com.sun.star.form.component.CommandButton" xml:id="control6" form:id="control6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avePortfolio?language=Basic&amp;location=document" xlink:type="simple"/>
              </office:event-listeners>
            </form:button>
            <form:button form:name="LoadMarket" form:control-implementation="ooo:com.sun.star.form.component.CommandButton" xml:id="control7" form:id="control7" form:label="Loa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Market?language=Basic&amp;location=document" xlink:type="simple"/>
              </office:event-listeners>
            </form:button>
            <form:button form:name="SaveMarket" form:control-implementation="ooo:com.sun.star.form.component.CommandButton" xml:id="control8" form:id="control8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aveMarket?language=Basic&amp;location=document" xlink:type="simple"/>
              </office:event-listeners>
            </form:button>
          </form:form>
        </office:forms>
        <table:shapes>
          <draw:control draw:z-index="0" draw:text-style-name="P1" svg:width="57.6pt" svg:height="28.35pt" svg:x="3.6pt" svg:y="42.29pt" draw:control="control1"/>
          <draw:frame draw:z-index="1" draw:style-name="gr1" draw:text-style-name="P2" svg:width="0.43pt" svg:height="0.26pt" svg:x="0.23pt" svg:y="0.28pt">
            <loext:p draw:notify-on-update-of-ranges="Master.E2:Master.E82 Master.F1:Master.F1 Master.F2:Master.F82 Master.G1:Master.G1 Master.G2:Master.G82"/>
            <draw:object xlink:href="./Sales" xlink:type="simple" xlink:show="embed" xlink:actuate="onLoad"/>
            <draw:image xlink:href="./ObjectReplacements/Sales" xlink:type="simple" xlink:show="embed" xlink:actuate="onLoad"/>
          </draw:frame>
          <draw:control draw:z-index="2" draw:text-style-name="P1" svg:width="57.6pt" svg:height="28.35pt" svg:x="3.32pt" svg:y="118.86pt" draw:control="control2"/>
          <draw:control draw:z-index="3" draw:text-style-name="P1" svg:width="57.6pt" svg:height="28.35pt" svg:x="3.46pt" svg:y="3.6pt" draw:control="control3"/>
          <draw:control draw:z-index="4" draw:text-style-name="P1" svg:width="57.6pt" svg:height="28.35pt" svg:x="3.46pt" svg:y="80.45pt" draw:control="control4"/>
          <draw:control draw:z-index="5" draw:text-style-name="P1" svg:width="57.6pt" svg:height="28.35pt" svg:x="1.7pt" svg:y="182.64pt" draw:control="control5"/>
          <draw:control draw:z-index="6" draw:text-style-name="P1" svg:width="57.6pt" svg:height="28.35pt" svg:x="1.73pt" svg:y="212.46pt" draw:control="control6"/>
          <draw:control draw:z-index="7" draw:text-style-name="P1" svg:width="57.6pt" svg:height="28.35pt" svg:x="1.7pt" svg:y="285.53pt" draw:control="control7"/>
          <draw:control draw:z-index="8" draw:text-style-name="P1" svg:width="57.6pt" svg:height="28.35pt" svg:x="2.83pt" svg:y="315.72pt" draw:control="control8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nput/ore.x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>
            <text:p>Portfolio</text:p>
          </table:table-cell>
          <table:table-cell table:style-name="ce2" office:value-type="string" calcext:value-type="string">
            <text:p>Input/portfolio.xml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../Input/market_20160226.t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8:41:08.4402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15:50.520078000</meta:creation-date>
    <meta:generator>LibreOffice/5.0.6.3$MacOSX_X86_64 LibreOffice_project/490fc03b25318460cfc54456516ea2519c11d1aa</meta:generator>
    <dc:date>2016-06-06T18:42:43.493874000</dc:date>
    <meta:editing-duration>P3DT22H58M42S</meta:editing-duration>
    <meta:editing-cycles>113</meta:editing-cycles>
    <meta:document-statistic meta:table-count="1" meta:cell-count="5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GetFileName
Dim FilePicker as Object
Dim FilePath() as String
Dim FilterNames(1) as String
	FilePicker=createUnoService("com.sun.star.ui.dialogs.FilePicker")
	'FilterNames(0) = "*.xml"
	'AddFiltersToDialog(FilterNames(), FilePicker)
	FilePicker.execute
	FilePath()=FilePicker.GetFiles
	dispdir=FilePicker.DisplayDirectory
	file=Right(FilePath(0),Len(FilePath(0))-Len(dispdir))
	'MsgBox " FilePath " + ConvertToURL(dispdir)+CHR$(10)+  " Display directory : " + ConvertToURL(dispdir)+CHR$(10) + " file : " + file
	sheet = ThisComponent.CurrentController.ActiveSheet
	sheet.getCellRangeByName("B2").String = file 'FilePath(0)
	FilePicker.dispose()
End Sub

Sub RunORE		
	Shell("/Applications/LibreOffice.app/Contents/MacOS/python calc_run.py", 2)
	'MsgBox "ORE run completed "
End Sub

Sub ViewORE		
	Shell("/Applications/LibreOffice.app/Contents/MacOS/python calc_view.py", 2)
	'MsgBox "ORE run completed "
End Sub

Sub ClearORE
   Shell("/Applications/LibreOffice.app/Contents/MacOS/python calc_clear.py", 2)
End Sub

Sub LoadPortfolio
	Shell("/Applications/LibreOffice.app/Contents/MacOS/python calc_load_portfolio.py", 2)
End Sub

Sub SavePortfolio
	Shell("/Applications/LibreOffice.app/Contents/MacOS/python calc_save_portfolio.py", 2)
End Sub

Sub LoadMarket
	Shell("/Applications/LibreOffice.app/Contents/MacOS/python calc_load_market.py", 2)
End Sub

Sub SaveMarket
	Shell("/Applications/LibreOffice.app/Contents/MacOS/python calc_save_market.py", 2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ales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0.016cm" svg:height="0.01cm" xlink:href=".." xlink:type="simple" chart:class="chart:bar" chart:style-name="ch1">
        <chart:title svg:x="-1.264cm" svg:y="0.136cm" chart:style-name="ch2">
          <text:p>Sales Chart</text:p>
        </chart:title>
        <chart:plot-area chart:style-name="ch3" table:cell-range-address="Master.E2:Master.G82 Master.F1:Master.G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Master.E2:Master.E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F2:Master.F82" chart:label-cell-address="Master.F1:Master.F1" chart:class="chart:bar">
            <chart:data-point chart:repeated="81"/>
          </chart:series>
          <chart:series chart:style-name="ch8" chart:values-cell-range-address="Master.G2:Master.G82" chart:label-cell-address="Master.G1:Master.G1" chart:class="chart:ba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ster.F1:Master.F1</svg:desc>
                </draw:g>
              </table:table-cell>
              <table:table-cell office:value-type="string">
                <text:p/>
                <draw:g>
                  <svg:desc>Master.G1:Master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ster.E2:Master.E82</svg:desc>
                </draw:g>
              </table:table-cell>
              <table:table-cell office:value-type="float" office:value="NaN">
                <text:p>NaN</text:p>
                <draw:g>
                  <svg:desc>Master.F2:Master.F82</svg:desc>
                </draw:g>
              </table:table-cell>
              <table:table-cell office:value-type="float" office:value="NaN">
                <text:p>NaN</text:p>
                <draw:g>
                  <svg:desc>Master.G2:Master.G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Sales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Sales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